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00%"/>
      <style:text-properties fo:font-weight="normal"/>
    </style:style>
    <style:style style:name="P2" style:family="paragraph" style:parent-style-name="Standard">
      <style:paragraph-properties fo:line-height="100%" fo:text-align="center" style:justify-single-word="false"/>
      <style:text-properties style:text-underline-style="solid" style:text-underline-width="auto" style:text-underline-color="font-color" fo:font-weight="normal" officeooo:rsid="0011f6a9" officeooo:paragraph-rsid="0011f6a9"/>
    </style:style>
    <style:style style:name="P3" style:family="paragraph" style:parent-style-name="Standard">
      <style:paragraph-properties fo:line-height="100%"/>
      <style:text-properties fo:font-size="10pt" fo:font-weight="normal" officeooo:paragraph-rsid="0011f6a9" style:font-size-asian="10pt" style:font-size-complex="10pt"/>
    </style:style>
    <style:style style:name="P4" style:family="paragraph" style:parent-style-name="Standard">
      <style:paragraph-properties fo:line-height="100%"/>
      <style:text-properties fo:font-size="10pt" fo:font-weight="normal" officeooo:paragraph-rsid="0012fd9b" style:font-size-asian="10pt" style:font-size-complex="10pt"/>
    </style:style>
    <style:style style:name="P5" style:family="paragraph" style:parent-style-name="Standard">
      <style:paragraph-properties fo:line-height="100%"/>
      <style:text-properties fo:font-size="10pt" fo:font-weight="normal" officeooo:rsid="00161c25" officeooo:paragraph-rsid="00161c25" style:font-size-asian="10pt" style:font-size-complex="10pt"/>
    </style:style>
    <style:style style:name="P6"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202122" loext:opacity="100%" style:text-line-through-style="none" style:text-line-through-type="none" style:font-name="Arial" fo:font-size="10.5pt" fo:font-style="normal" style:text-underline-style="none" fo:font-weight="normal" style:text-blinking="false" fo:background-color="#ffffff"/>
    </style:style>
    <style:style style:name="P7"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202122" loext:opacity="100%" style:text-line-through-style="none" style:text-line-through-type="none" style:font-name="Arial" fo:font-size="10.5pt" fo:font-style="normal" style:text-underline-style="solid" style:text-underline-width="auto" style:text-underline-color="font-color" fo:font-weight="bold" style:text-blinking="false" fo:background-color="#ffffff"/>
    </style:style>
    <style:style style:name="P8"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202122" loext:opacity="100%" style:font-name="Arial" fo:font-size="10.5pt" fo:font-style="normal" style:text-underline-style="solid" style:text-underline-width="auto" style:text-underline-color="font-color" fo:font-weight="bold" fo:background-color="#ffffff"/>
    </style:style>
    <style:style style:name="P9" style:family="paragraph" style:parent-style-name="Text_20_body">
      <style:paragraph-properties fo:line-height="100%"/>
      <style:text-properties fo:font-variant="normal" fo:text-transform="none" fo:color="#800080" loext:opacity="100%" style:text-line-through-style="none" style:text-line-through-type="none" style:font-name="Arial" fo:font-size="10.5pt" fo:font-style="normal" style:text-underline-style="none" fo:font-weight="bold" officeooo:rsid="00161c25" officeooo:paragraph-rsid="00161c25" style:text-blinking="false" fo:background-color="#ffffff" style:font-size-asian="10pt" style:font-size-complex="10pt"/>
    </style:style>
    <style:style style:name="P10" style:family="paragraph" style:parent-style-name="Text_20_body" style:list-style-name="L2">
      <loext:graphic-properties draw:fill="none" draw:fill-color="#ffffff"/>
      <style:paragraph-properties fo:margin-top="0cm" fo:margin-bottom="0cm" style:contextual-spacing="false" fo:line-height="179%" fo:text-align="justify" style:justify-single-word="false" fo:background-color="transparent" fo:padding="0cm" fo:border="none" style:writing-mode="lr-tb"/>
      <style:text-properties fo:font-variant="normal" fo:text-transform="none" fo:color="#800080" loext:opacity="100%" style:text-line-through-style="none" style:text-line-through-type="none" style:font-name="Arial" fo:font-size="10.5pt" fo:font-style="normal" style:text-underline-style="none" fo:font-weight="normal" style:text-blinking="false"/>
    </style:style>
    <style:style style:name="P11" style:family="paragraph" style:parent-style-name="Text_20_body" style:list-style-name="L2">
      <loext:graphic-properties draw:fill="none" draw:fill-color="#ffffff"/>
      <style:paragraph-properties fo:margin-top="0cm" fo:margin-bottom="0cm" style:contextual-spacing="false" fo:line-height="179%" fo:text-align="justify" style:justify-single-word="false" fo:background-color="transparent" fo:padding="0cm" fo:border="none" style:writing-mode="lr-tb"/>
      <style:text-properties fo:font-variant="normal" fo:text-transform="none" fo:color="#800080" loext:opacity="100%" style:text-line-through-style="none" style:text-line-through-type="none" style:font-name="Arial" fo:font-size="10.5pt" fo:font-style="normal" style:text-underline-style="none" fo:font-weight="normal" style:text-blinking="false" fo:background-color="#ffffff"/>
    </style:style>
    <style:style style:name="P12" style:family="paragraph" style:parent-style-name="Text_20_body">
      <style:paragraph-properties fo:line-height="100%"/>
      <style:text-properties fo:font-variant="normal" fo:text-transform="none" fo:color="#800080" loext:opacity="100%" style:text-line-through-style="none" style:text-line-through-type="none" style:font-name="Arial" fo:font-size="10.5pt" fo:font-style="normal" style:text-underline-style="none" fo:font-weight="normal" officeooo:paragraph-rsid="0012fd9b" style:text-blinking="false" fo:background-color="#ffffff" style:font-size-asian="10pt" style:font-weight-asian="normal" style:font-size-complex="10pt" style:font-weight-complex="normal"/>
    </style:style>
    <style:style style:name="P13" style:family="paragraph" style:parent-style-name="Text_20_body">
      <style:paragraph-properties fo:line-height="100%"/>
      <style:text-properties style:text-underline-style="solid" style:text-underline-width="auto" style:text-underline-color="font-color" officeooo:rsid="0014630e" officeooo:paragraph-rsid="0014630e"/>
    </style:style>
    <style:style style:name="P14" style:family="paragraph" style:parent-style-name="Text_20_body">
      <style:paragraph-properties fo:line-height="100%" fo:text-align="center" style:justify-single-word="false"/>
      <style:text-properties fo:font-size="10pt" officeooo:paragraph-rsid="0011f6a9" style:font-size-asian="10pt" style:font-size-complex="10pt"/>
    </style:style>
    <style:style style:name="P15" style:family="paragraph" style:parent-style-name="Text_20_body">
      <style:paragraph-properties fo:line-height="100%"/>
      <style:text-properties fo:font-size="10pt" fo:font-weight="normal" officeooo:paragraph-rsid="0011f6a9" style:font-size-asian="10pt" style:font-size-complex="10pt"/>
    </style:style>
    <style:style style:name="P16" style:family="paragraph" style:parent-style-name="Text_20_body">
      <style:paragraph-properties fo:margin-top="0cm" fo:margin-bottom="0cm" style:contextual-spacing="false" fo:line-height="100%" fo:text-align="justify" style:justify-single-word="false" style:writing-mode="lr-tb"/>
      <style:text-properties fo:font-weight="normal"/>
    </style:style>
    <style:style style:name="P17" style:family="paragraph" style:parent-style-name="Text_20_body">
      <style:paragraph-properties fo:line-height="100%"/>
    </style:style>
    <style:style style:name="P18" style:family="paragraph" style:parent-style-name="Text_20_body" style:list-style-name="L1">
      <style:paragraph-properties fo:line-height="100%"/>
      <style:text-properties officeooo:paragraph-rsid="0017ac12"/>
    </style:style>
    <style:style style:name="P19" style:family="paragraph" style:parent-style-name="Text_20_body">
      <style:paragraph-properties fo:line-height="100%"/>
      <style:text-properties officeooo:rsid="0014630e" officeooo:paragraph-rsid="0014630e"/>
    </style:style>
    <style:style style:name="P20" style:family="paragraph" style:parent-style-name="Text_20_body" style:list-style-name="L1">
      <style:paragraph-properties fo:line-height="100%"/>
      <style:text-properties officeooo:rsid="0014630e" officeooo:paragraph-rsid="0014630e"/>
    </style:style>
    <style:style style:name="P21" style:family="paragraph" style:parent-style-name="Text_20_body" style:list-style-name="L1">
      <style:paragraph-properties fo:line-height="100%"/>
      <style:text-properties officeooo:rsid="0017ac12" officeooo:paragraph-rsid="0017ac12"/>
    </style:style>
    <style:style style:name="P22" style:family="paragraph" style:parent-style-name="Text_20_body">
      <style:paragraph-properties fo:line-height="100%" fo:text-align="center" style:justify-single-word="false"/>
      <style:text-properties style:text-underline-style="none" fo:font-weight="bold" officeooo:rsid="001911f1" officeooo:paragraph-rsid="001911f1" style:font-weight-asian="bold" style:font-weight-complex="bold"/>
    </style:style>
    <style:style style:name="P23" style:family="paragraph" style:parent-style-name="Text_20_body" style:list-style-name="L1">
      <style:paragraph-properties fo:line-height="100%"/>
      <style:text-properties officeooo:rsid="001911f1" officeooo:paragraph-rsid="001911f1"/>
    </style:style>
    <style:style style:name="T1" style:family="text">
      <style:text-properties fo:font-variant="normal" fo:text-transform="none" fo:color="#202122" loext:opacity="100%" style:text-line-through-style="none" style:text-line-through-type="none" style:font-name="Arial" fo:font-size="10.5pt" fo:font-style="normal" style:text-underline-style="none" style:text-blinking="false" fo:background-color="#ffffff" loext:char-shading-value="0"/>
    </style:style>
    <style:style style:name="T2" style:family="text">
      <style:text-properties fo:font-variant="normal" fo:text-transform="none" fo:color="#202122" loext:opacity="100%" style:text-line-through-style="none" style:text-line-through-type="none" style:font-name="Arial" fo:font-size="10.5pt" fo:font-style="normal" style:text-underline-style="none" fo:font-weight="bold" style:text-blinking="false" fo:background-color="#ffffff" loext:char-shading-value="0"/>
    </style:style>
    <style:style style:name="T3" style:family="text">
      <style:text-properties fo:font-variant="normal" fo:text-transform="none" fo:color="#202122" loext:opacity="100%" style:text-line-through-style="none" style:text-line-through-type="none" style:font-name="Arial" fo:font-size="10.5pt" fo:font-style="normal" style:text-underline-style="none" fo:font-weight="normal" style:text-blinking="false" fo:background-color="#ffffff" loext:char-shading-value="0"/>
    </style:style>
    <style:style style:name="T4" style:family="text">
      <style:text-properties fo:font-variant="normal" fo:text-transform="none" fo:color="#202122" loext:opacity="100%" style:text-line-through-style="none" style:text-line-through-type="none" style:font-name="Arial" fo:font-size="10.5pt" fo:font-style="normal" style:text-underline-style="none" fo:font-weight="normal" officeooo:rsid="0017ac12" style:text-blinking="false" fo:background-color="#ffffff" loext:char-shading-value="0"/>
    </style:style>
    <style:style style:name="T5" style:family="text">
      <style:text-properties fo:font-variant="normal" fo:text-transform="none" fo:color="#202122" loext:opacity="100%" style:text-line-through-style="none" style:text-line-through-type="none" style:font-name="Arial" fo:font-size="10.5pt" fo:font-style="normal" style:text-underline-style="none" fo:font-weight="normal" officeooo:rsid="001911f1" style:text-blinking="false" fo:background-color="#ffffff" loext:char-shading-value="0"/>
    </style:style>
    <style:style style:name="T6" style:family="text">
      <style:text-properties fo:font-variant="normal" fo:text-transform="none" fo:color="#202122" loext:opacity="100%" style:text-line-through-style="none" style:text-line-through-type="none" style:font-name="Arial" fo:font-size="10.5pt" fo:font-style="normal" fo:font-weight="bold" style:text-blinking="false" fo:background-color="#ffffff" loext:char-shading-value="0"/>
    </style:style>
    <style:style style:name="T7" style:family="text">
      <style:text-properties fo:font-variant="normal" fo:text-transform="none" fo:color="#202122" loext:opacity="100%" style:text-line-through-style="none" style:text-line-through-type="none" style:font-name="Arial" fo:font-style="normal" style:text-underline-style="solid" style:text-underline-width="auto" style:text-underline-color="font-color" fo:font-weight="bold" style:text-blinking="false" fo:background-color="#ffffff" loext:char-shading-value="0"/>
    </style:style>
    <style:style style:name="T8" style:family="text">
      <style:text-properties fo:font-variant="normal" fo:text-transform="none" fo:color="#202122" loext:opacity="100%" style:text-line-through-style="none" style:text-line-through-type="none" style:font-name="Arial" fo:font-style="normal" style:text-underline-style="solid" style:text-underline-width="auto" style:text-underline-color="font-color" fo:font-weight="bold" officeooo:rsid="0011f6a9" style:text-blinking="false" fo:background-color="#ffffff" loext:char-shading-value="0" style:font-weight-asian="normal" style:font-weight-complex="normal"/>
    </style:style>
    <style:style style:name="T9" style:family="text">
      <style:text-properties fo:font-variant="normal" fo:text-transform="none" fo:color="#202122" loext:opacity="100%" style:text-line-through-style="none" style:text-line-through-type="none" style:font-name="Arial" fo:font-style="normal" style:text-underline-style="solid" style:text-underline-width="auto" style:text-underline-color="font-color" fo:font-weight="bold" officeooo:rsid="0011f6a9" style:text-blinking="false" fo:background-color="#ffffff" loext:char-shading-value="0"/>
    </style:style>
    <style:style style:name="T10" style:family="text">
      <style:text-properties fo:font-variant="normal" fo:text-transform="none" fo:color="#202122" loext:opacity="100%" style:text-line-through-style="none" style:text-line-through-type="none" style:font-name="Arial" fo:font-style="normal" style:text-underline-style="none" fo:font-weight="bold" officeooo:rsid="0011f6a9" style:text-blinking="false" fo:background-color="#ffffff" loext:char-shading-value="0" style:font-weight-asian="normal" style:font-weight-complex="normal"/>
    </style:style>
    <style:style style:name="T11" style:family="text">
      <style:text-properties fo:font-variant="normal" fo:text-transform="none" fo:color="#202122" loext:opacity="100%" style:text-line-through-style="none" style:text-line-through-type="none" style:font-name="Arial" fo:font-style="normal" style:text-underline-style="none" style:text-blinking="false" fo:background-color="#ffffff" loext:char-shading-value="0"/>
    </style:style>
    <style:style style:name="T12" style:family="text">
      <style:text-properties fo:font-variant="normal" fo:text-transform="none" fo:color="#202122" loext:opacity="100%" style:text-line-through-style="none" style:text-line-through-type="none" style:font-name="Arial" fo:font-size="10pt" fo:font-style="normal" style:text-underline-style="solid" style:text-underline-width="auto" style:text-underline-color="font-color" fo:font-weight="bold" style:text-blinking="false" fo:background-color="#ffffff" loext:char-shading-value="0" style:font-size-asian="10pt" style:font-weight-asian="bold" style:font-size-complex="10pt" style:font-weight-complex="bold"/>
    </style:style>
    <style:style style:name="T13" style:family="text">
      <style:text-properties fo:font-variant="normal" fo:text-transform="none" fo:color="#202122" loext:opacity="100%" style:text-line-through-style="none" style:text-line-through-type="none" style:text-underline-style="none" style:text-blinking="false" fo:background-color="#ffffff" loext:char-shading-value="0"/>
    </style:style>
    <style:style style:name="T14" style:family="text">
      <style:text-properties fo:font-variant="normal" fo:text-transform="none" style:text-line-through-style="none" style:text-line-through-type="none" style:font-name="Arial" fo:font-style="normal" style:text-underline-style="none" style:text-blinking="false" fo:background-color="#ffffff" loext:char-shading-value="0"/>
    </style:style>
    <style:style style:name="T15" style:family="text">
      <style:text-properties style:text-underline-style="none" officeooo:rsid="0017ac12"/>
    </style:style>
    <style:style style:name="T16" style:family="text">
      <style:text-properties fo:background-color="#ffffff" loext:char-shading-value="0"/>
    </style:style>
    <style:style style:name="T17" style:family="text">
      <style:text-properties fo:background-color="#ffffff" loext:char-shading-value="0" style:font-weight-asian="normal" style:font-weight-complex="normal"/>
    </style:style>
    <style:style style:name="T18" style:family="text">
      <style:text-properties fo:font-weight="normal"/>
    </style:style>
    <style:style style:name="T19" style:family="text">
      <style:text-properties fo:font-weight="normal" style:font-weight-asian="normal" style:font-weight-complex="normal"/>
    </style:style>
    <style:style style:name="T20" style:family="text">
      <style:text-properties fo:font-size="10pt" style:text-underline-style="solid" style:text-underline-width="auto" style:text-underline-color="font-color"/>
    </style:style>
    <style:style style:name="T21" style:family="text">
      <style:text-properties fo:font-size="10pt" style:text-underline-style="solid" style:text-underline-width="auto" style:text-underline-color="font-color" officeooo:rsid="0011f6a9"/>
    </style:style>
    <style:style style:name="T22" style:family="text">
      <style:text-properties officeooo:rsid="0017ac12"/>
    </style:style>
    <style:style style:name="T23" style:family="text">
      <style:text-properties fo:color="#2a6099" loext:opacity="100%"/>
    </style:style>
    <style:style style:name="T24" style:family="text">
      <style:text-properties fo:color="#158466" loext:opacity="100%"/>
    </style:style>
    <style:style style:name="T25" style:family="text">
      <style:text-properties fo:color="#bf0041" loext:opacity="100%"/>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6"><text:s text:c="3"/>Brief FAO <text:s text:c="2"/></text:span></text:p>
      <text:p text:style-name="P14"><text:bookmark text:name="docs-internal-guid-f7277234-7fff-5dde-cbfb-0ca7aaedded4"/><text:span text:style-name="T8">Etape 4 :</text:span><text:span text:style-name="T10"> Synthèse et Présentation du Projet</text:span></text:p>
      <text:p text:style-name="P1"><text:span text:style-name="T2"/></text:p>
      <text:p text:style-name="P4"><text:bookmark text:name="docs-internal-guid-3edfa7da-7fff-1ac2-32e2-ef865ae77646"/><text:span text:style-name="T7">S</text:span><text:span text:style-name="T9">ujet</text:span></text:p>
      <text:p text:style-name="P5"><text:span text:style-name="T7"/></text:p>
      <text:p text:style-name="P12"><text:bookmark text:name="docs-internal-guid-02b07cfa-7fff-c90b-a743-0741774ec62c"/>La faim dans le monde / megatrends (tendance à très long terme)</text:p>
      <text:p text:style-name="P9"><text:span text:style-name="T19">Titre donné : </text:span>« <text:span text:style-name="T21">C</text:span><text:span text:style-name="T20">omment gérer une meilleure répartition des ressources pour pallier à malnutrition dans le monde »</text:span></text:p>
      <text:list xml:id="list3939667035" text:style-name="L2">
        <text:list-item>
          <text:list>
            <text:list-item>
              <text:p text:style-name="P10"><text:span text:style-name="T17">Répartition des ressources :</text:span><text:span text:style-name="T16"> Est-ce qu’on produit pas assez ou on répartit mal ?</text:span></text:p>
            </text:list-item>
            <text:list-item>
              <text:p text:style-name="P11">Quelle est l’évolution de la faim dans le monde ? (nombre de personnes en sous-nutrition ?)</text:p>
            </text:list-item>
            <text:list-item>
              <text:p text:style-name="P11">Comment évolue la production et la consommation de nourriture mondiale ? possible de faire un lien avec les progrès techniques agricoles : engrès etc.</text:p>
            </text:list-item>
          </text:list>
        </text:list-item>
      </text:list>
      <text:p text:style-name="P4"><text:span text:style-name="T11"/></text:p>
      <text:p text:style-name="P3"><text:span text:style-name="T11"/></text:p>
      <text:p text:style-name="P15"><text:bookmark text:name="docs-internal-guid-70b2ae57-7fff-8545-1cdc-5f00da2dc059"/><text:span text:style-name="T1">Les questions ci-dessus vous ont permis de mieux comprendre le jeu de données, désormais vous devez prendre du recul et présenter le résultat de votre analyse. Votre présentation s’adresse à une </text:span><text:span text:style-name="T2">audience non-technique</text:span><text:span text:style-name="T1">. </text:span></text:p>
      <text:p text:style-name="P17"/>
      <text:p text:style-name="P7">Contexte </text:p>
      <text:p text:style-name="P6">La FAO organise un meeting et votre équipe dispose de 30 minutes pour effectuer une présentation sur une problématique définie au préalable avec votre responsable. L’audience est composée d’observateurs du monde entier.</text:p>
      <text:p text:style-name="P17"><text:line-break/><text:bookmark text:name="docs-internal-guid-1bcfdd2c-7fff-3b49-69c0-ce64c9effdc5"/><text:span text:style-name="T12">Structure de la Présentation</text:span></text:p>
      <text:p text:style-name="P16"><text:span text:style-name="T2">Introduction</text:span><text:span text:style-name="T13"> </text:span><text:span text:style-name="T1">: Présenter la problématique choisie et expliquer pourquoi elle est importante.</text:span></text:p>
      <text:p text:style-name="P16"><text:span text:style-name="T2">Contexte</text:span><text:span text:style-name="T13"> </text:span><text:span text:style-name="T1">: Donner un aperçu général des données et de leur source (FAO) sans entrer dans les détails techniques.</text:span></text:p>
      <text:p text:style-name="P16"><text:span text:style-name="T2">Principaux Résultats</text:span><text:span text:style-name="T13"> </text:span><text:span text:style-name="T1">: Mettre en avant les découvertes les plus importantes de l'analyse des données, en lien avec la problématique.</text:span></text:p>
      <text:p text:style-name="P16"><text:span text:style-name="T2">Implications</text:span><text:span text:style-name="T13"> </text:span><text:span text:style-name="T1">: Discuter de ce que ces résultats signifient pour la problématique choisie. Par exemple, comment les résultats influencent la compréhension de la sécurité alimentaire.</text:span></text:p>
      <text:p text:style-name="P16"><text:span text:style-name="T2">Conclusions et Recommandations </text:span><text:span text:style-name="T1">: Conclure avec une synthèse des points clés et proposer des recommandations ou des pistes d'action.</text:span></text:p>
      <text:p text:style-name="P17"/>
      <text:p text:style-name="P8">Conseils pour Rendre la Présentation Engageante</text:p>
      <text:p text:style-name="P16"><text:span text:style-name="T2">Visuels Impactants</text:span><text:span text:style-name="T13"> </text:span><text:span text:style-name="T1">: Utiliser des graphiques et des infographies pour rendre les données visuellement attrayantes.</text:span></text:p>
      <text:p text:style-name="P16"><text:span text:style-name="T2">Interactivité</text:span><text:span text:style-name="T13"> </text:span><text:span text:style-name="T1">: Encourager les questions et la participation du public pour créer une expérience plus dynamique.</text:span></text:p>
      <text:p text:style-name="P16"><text:span text:style-name="T2">Émotions</text:span><text:span text:style-name="T13"> </text:span><text:span text:style-name="T1">: Tisser des éléments émotionnels (par exemple, en montrant comment les résultats affectent les personnes dans la vie réelle) pour créer une connexion avec l'audience.</text:span></text:p>
      <text:p text:style-name="P17"><text:span text:style-name="T18"><text:line-break/></text:span></text:p>
      <text:p text:style-name="P17"/>
      <text:p text:style-name="P17"/>
      <text:p text:style-name="P17"/>
      <text:p text:style-name="P22"><text:soft-page-break/><text:span text:style-name="T23">Hamza</text:span> – <text:span text:style-name="T25">Cécile</text:span> – <text:span text:style-name="T24">Christian</text:span></text:p>
      <text:p text:style-name="P13"/>
      <text:p text:style-name="P13">Les diapos :</text:p>
      <text:p text:style-name="P19"/>
      <text:list xml:id="list2032770518" text:style-name="L1">
        <text:list-item>
          <text:p text:style-name="P20">Page de présentation</text:p>
          <text:p text:style-name="P20"/>
        </text:list-item>
        <text:list-item>
          <text:p text:style-name="P20">Présentation équipe et rôle jouer par chacun (<text:span text:style-name="T22">en 1 page</text:span>)</text:p>
          <text:p text:style-name="P23">(chacun son tour : il faudra être bref)</text:p>
          <text:p text:style-name="P23"/>
        </text:list-item>
        <text:list-item>
          <text:p text:style-name="P21">chapitre 1 : répartition des ressources dans le monde</text:p>
          <text:p text:style-name="P21">- préambule</text:p>
          <text:p text:style-name="P21">- présentation des chiffres, données voir graphiques</text:p>
          <text:p text:style-name="P21"/>
        </text:list-item>
        <text:list-item>
          <text:p text:style-name="P21">chapitre 2 : évolution de la faim dans le monde</text:p>
          <text:p text:style-name="P21">- préambule</text:p>
          <text:p text:style-name="P21">- présentation des chiffres, données voir graphiques</text:p>
          <text:p text:style-name="P21"><text:span text:style-name="T3">- Préambule de ce sujet joint à la fin pour passer au sujet suivant avec la question « Pourquoi cette évolution de la faim? » <text:s/></text:span></text:p>
          <text:p text:style-name="P21"><text:span text:style-name="T3"/></text:p>
        </text:list-item>
        <text:list-item>
          <text:p text:style-name="P18"><text:span text:style-name="T22">chapitre 3</text:span><text:span text:style-name="T15"> </text:span><text:span text:style-name="T22">: </text:span><text:span text:style-name="T3">évolu</text:span><text:span text:style-name="T4">tion</text:span><text:span text:style-name="T3"> la production et la consommation de nourriture mondiale</text:span></text:p>
          <text:p text:style-name="P18"><text:span text:style-name="T3">- </text:span><text:span text:style-name="T5">préambule</text:span></text:p>
          <text:p text:style-name="P18"><text:span text:style-name="T5">- données comparative sur l’évolution de la prod. et de la conso.</text:span></text:p>
          <text:p text:style-name="P18"><text:span text:style-name="T3"/></text:p>
        </text:list-item>
        <text:list-item>
          <text:p text:style-name="P18"><text:span text:style-name="T4">chapitre 4 : </text:span><text:bookmark text:name="docs-internal-guid-a6b36c97-7fff-93d2-09bc-14610382e261"/><text:span text:style-name="T3">progrès techniques agricoles : engrès etc.</text:span><text:span text:style-name="T4">, progrès technologique aussi (IA? Par exemple)</text:span></text:p>
          <text:p text:style-name="P18"><text:span text:style-name="T4">- </text:span></text:p>
        </text:list-item>
      </text:list>
      <text:p text:style-name="P19"/>
      <text:p text:style-name="P19"/>
      <text:p text:style-name="P19"/>
      <text:list xml:id="list120102168665068" text:continue-numbering="true" text:style-name="L1">
        <text:list-item>
          <text:p text:style-name="P20">Fin : </text:p>
        </text:list-item>
      </text:list>
      <text:p text:style-name="P19">- outils utilisés</text:p>
      <text:p text:style-name="P19">- remerciemen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7T09:42:31.755765295</meta:creation-date>
    <dc:date>2023-11-17T11:59:57.958842620</dc:date>
    <meta:editing-duration>PT4M14S</meta:editing-duration>
    <meta:editing-cycles>2</meta:editing-cycles>
    <meta:generator>LibreOffice/7.3.7.2$Linux_X86_64 LibreOffice_project/30$Build-2</meta:generator>
    <meta:document-statistic meta:table-count="0" meta:image-count="0" meta:object-count="0" meta:page-count="2" meta:paragraph-count="42" meta:word-count="472" meta:character-count="2955" meta:non-whitespace-character-count="2518"/>
  </office:meta>
</office:document-meta>
</file>